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7f10792426f419aec5ec0caabcb0c438" style:family="table-column">
      <style:table-column-properties fo:break-before="auto" style:use-optimal-column-width="false" style:column-width="6cm"/>
    </style:style>
    <style:style style:name="odsStyleTableColumn-4a7128e0c1afa7eac39b29c5121964ae" style:family="table-column">
      <style:table-column-properties fo:break-before="auto" style:use-optimal-column-width="false" style:column-width="5cm"/>
    </style:style>
    <style:style style:name="odsStyleTableColumn-26ea5c083193a000ab1e25e48ac9afd4" style:family="table-column">
      <style:table-column-properties fo:break-before="auto" style:use-optimal-column-width="false" style:column-width="3cm"/>
    </style:style>
    <style:style style:name="odsStyleTableCell-04c85a8ad16228723259c4d6a6de5263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3935cef826c95079f38f7723326fbcfb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3e6f1ce1c3509e3dbce79b6cfcda307f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94690adb88361d4ddf759fdae8fec4be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4168a5ee6a679aa30fbb2836fee85423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51fecc938f2bd00f511ddf74a4da6d62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7f10792426f419aec5ec0caabcb0c438" table:default-cell-style-name="Default"/>
        <table:table-column table:style-name="odsStyleTableColumn-4a7128e0c1afa7eac39b29c5121964ae" table:default-cell-style-name="Default"/>
        <table:table-column table:style-name="odsStyleTableColumn-26ea5c083193a000ab1e25e48ac9afd4" table:default-cell-style-name="Default"/>
        <table:table-column table:style-name="odsStyleTableColumn-26ea5c083193a000ab1e25e48ac9afd4" table:default-cell-style-name="Default"/>
        <table:table-column table:style-name="odsStyleTableColumn-26ea5c083193a000ab1e25e48ac9afd4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04c85a8ad16228723259c4d6a6de5263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3935cef826c95079f38f7723326fbcfb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3935cef826c95079f38f7723326fbcfb" table:number-columns-spanned="5" table:number-rows-spanned="1" office:value-type="string">
            <text:p>TABLA No. 44-24</text:p>
          </table:table-cell>
          <table:covered-table-cell table:number-columns-repeated="4"/>
        </table:table-row>
        <table:table-row table:style-name="ro1">
          <table:table-cell table:style-name="odsStyleTableCell-3935cef826c95079f38f7723326fbcfb" table:number-columns-spanned="5" table:number-rows-spanned="1" office:value-type="string">
            <text:p>TABLA DE COTIZACIONES DEL 6 DE MARZ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3935cef826c95079f38f7723326fbcfb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3e6f1ce1c3509e3dbce79b6cfcda307f" office:value-type="string">
            <text:p>PAIS</text:p>
          </table:table-cell>
          <table:table-cell table:style-name="odsStyleTableCell-3e6f1ce1c3509e3dbce79b6cfcda307f" office:value-type="string">
            <text:p>UNIDAD MONETARIA</text:p>
          </table:table-cell>
          <table:table-cell table:style-name="odsStyleTableCell-3e6f1ce1c3509e3dbce79b6cfcda307f" office:value-type="string">
            <text:p>MONEDA</text:p>
          </table:table-cell>
          <table:table-cell table:style-name="odsStyleTableCell-3e6f1ce1c3509e3dbce79b6cfcda307f" office:value-type="string">
            <text:p>TIPO DE CAMBIO EN Bs POR UNIDAD DE MONEDA EXTRANJERA</text:p>
          </table:table-cell>
          <table:table-cell table:style-name="odsStyleTableCell-3e6f1ce1c3509e3dbce79b6cfcda307f" office:value-type="string">
            <text:p>TIPO DE CAMBIO EN M.E.</text:p>
          </table:table-cell>
        </table:table-row>
        <table:table-row table:style-name="ro1">
          <table:table-cell table:style-name="odsStyleTableCell-94690adb88361d4ddf759fdae8fec4be" office:value-type="string">
            <text:p>ESTADOS UNIDOS</text:p>
          </table:table-cell>
          <table:table-cell table:style-name="odsStyleTableCell-94690adb88361d4ddf759fdae8fec4be" office:value-type="string">
            <text:p>DOLAR VENTA</text:p>
          </table:table-cell>
          <table:table-cell table:style-name="odsStyleTableCell-94690adb88361d4ddf759fdae8fec4be" office:value-type="string">
            <text:p>USD.VENTA</text:p>
          </table:table-cell>
          <table:table-cell table:style-name="odsStyleTableCell-4168a5ee6a679aa30fbb2836fee85423" office:value-type="string">
            <text:p>6.96000</text:p>
          </table:table-cell>
          <table:table-cell table:style-name="odsStyleTableCell-4168a5ee6a679aa30fbb2836fee85423" office:value-type="string">
            <text:p/>
          </table:table-cell>
        </table:table-row>
        <table:table-row table:style-name="ro1">
          <table:table-cell table:style-name="odsStyleTableCell-94690adb88361d4ddf759fdae8fec4be" office:value-type="string">
            <text:p>ESTADOS UNIDOS</text:p>
          </table:table-cell>
          <table:table-cell table:style-name="odsStyleTableCell-94690adb88361d4ddf759fdae8fec4be" office:value-type="string">
            <text:p>DOLAR COMPRA</text:p>
          </table:table-cell>
          <table:table-cell table:style-name="odsStyleTableCell-94690adb88361d4ddf759fdae8fec4be" office:value-type="string">
            <text:p>USD.COMPRA</text:p>
          </table:table-cell>
          <table:table-cell table:style-name="odsStyleTableCell-4168a5ee6a679aa30fbb2836fee85423" office:value-type="string">
            <text:p>6.86000</text:p>
          </table:table-cell>
          <table:table-cell table:style-name="odsStyleTableCell-4168a5ee6a679aa30fbb2836fee85423" office:value-type="string">
            <text:p/>
          </table:table-cell>
        </table:table-row>
        <table:table-row table:style-name="ro1">
          <table:table-cell table:style-name="odsStyleTableCell-94690adb88361d4ddf759fdae8fec4be" office:value-type="string">
            <text:p>UNION EUROPEA</text:p>
          </table:table-cell>
          <table:table-cell table:style-name="odsStyleTableCell-94690adb88361d4ddf759fdae8fec4be" office:value-type="string">
            <text:p>EURO</text:p>
          </table:table-cell>
          <table:table-cell table:style-name="odsStyleTableCell-94690adb88361d4ddf759fdae8fec4be" office:value-type="string">
            <text:p>EUR</text:p>
          </table:table-cell>
          <table:table-cell table:style-name="odsStyleTableCell-4168a5ee6a679aa30fbb2836fee85423" office:value-type="string">
            <text:p>7.44721</text:p>
          </table:table-cell>
          <table:table-cell table:style-name="odsStyleTableCell-4168a5ee6a679aa30fbb2836fee85423" office:value-type="string">
            <text:p>0.92115</text:p>
          </table:table-cell>
        </table:table-row>
        <table:table-row table:style-name="ro1">
          <table:table-cell table:style-name="odsStyleTableCell-94690adb88361d4ddf759fdae8fec4be" office:value-type="string">
            <text:p>JAPON</text:p>
          </table:table-cell>
          <table:table-cell table:style-name="odsStyleTableCell-94690adb88361d4ddf759fdae8fec4be" office:value-type="string">
            <text:p>YEN</text:p>
          </table:table-cell>
          <table:table-cell table:style-name="odsStyleTableCell-94690adb88361d4ddf759fdae8fec4be" office:value-type="string">
            <text:p>JPY</text:p>
          </table:table-cell>
          <table:table-cell table:style-name="odsStyleTableCell-4168a5ee6a679aa30fbb2836fee85423" office:value-type="string">
            <text:p>0.04574</text:p>
          </table:table-cell>
          <table:table-cell table:style-name="odsStyleTableCell-4168a5ee6a679aa30fbb2836fee85423" office:value-type="string">
            <text:p>149.98000</text:p>
          </table:table-cell>
        </table:table-row>
        <table:table-row table:style-name="ro1">
          <table:table-cell table:style-name="odsStyleTableCell-94690adb88361d4ddf759fdae8fec4be" office:value-type="string">
            <text:p>ARABIA SAUDITA</text:p>
          </table:table-cell>
          <table:table-cell table:style-name="odsStyleTableCell-94690adb88361d4ddf759fdae8fec4be" office:value-type="string">
            <text:p>RIYAL SAUDÍ</text:p>
          </table:table-cell>
          <table:table-cell table:style-name="odsStyleTableCell-94690adb88361d4ddf759fdae8fec4be" office:value-type="string">
            <text:p>SAR</text:p>
          </table:table-cell>
          <table:table-cell table:style-name="odsStyleTableCell-4168a5ee6a679aa30fbb2836fee85423" office:value-type="string">
            <text:p>1.82909</text:p>
          </table:table-cell>
          <table:table-cell table:style-name="odsStyleTableCell-4168a5ee6a679aa30fbb2836fee85423" office:value-type="string">
            <text:p>3.75050</text:p>
          </table:table-cell>
        </table:table-row>
        <table:table-row table:style-name="ro1">
          <table:table-cell table:style-name="odsStyleTableCell-94690adb88361d4ddf759fdae8fec4be" office:value-type="string">
            <text:p>ARGELIA</text:p>
          </table:table-cell>
          <table:table-cell table:style-name="odsStyleTableCell-94690adb88361d4ddf759fdae8fec4be" office:value-type="string">
            <text:p>DINAR ARGELINO</text:p>
          </table:table-cell>
          <table:table-cell table:style-name="odsStyleTableCell-94690adb88361d4ddf759fdae8fec4be" office:value-type="string">
            <text:p>DZD</text:p>
          </table:table-cell>
          <table:table-cell table:style-name="odsStyleTableCell-4168a5ee6a679aa30fbb2836fee85423" office:value-type="string">
            <text:p>0.05106</text:p>
          </table:table-cell>
          <table:table-cell table:style-name="odsStyleTableCell-4168a5ee6a679aa30fbb2836fee85423" office:value-type="string">
            <text:p>134.35100</text:p>
          </table:table-cell>
        </table:table-row>
        <table:table-row table:style-name="ro1">
          <table:table-cell table:style-name="odsStyleTableCell-94690adb88361d4ddf759fdae8fec4be" office:value-type="string">
            <text:p>ARGENTINA</text:p>
          </table:table-cell>
          <table:table-cell table:style-name="odsStyleTableCell-94690adb88361d4ddf759fdae8fec4be" office:value-type="string">
            <text:p>PESO</text:p>
          </table:table-cell>
          <table:table-cell table:style-name="odsStyleTableCell-94690adb88361d4ddf759fdae8fec4be" office:value-type="string">
            <text:p>ARS</text:p>
          </table:table-cell>
          <table:table-cell table:style-name="odsStyleTableCell-4168a5ee6a679aa30fbb2836fee85423" office:value-type="string">
            <text:p>0.00812</text:p>
          </table:table-cell>
          <table:table-cell table:style-name="odsStyleTableCell-4168a5ee6a679aa30fbb2836fee85423" office:value-type="string">
            <text:p>845.25000</text:p>
          </table:table-cell>
        </table:table-row>
        <table:table-row table:style-name="ro1">
          <table:table-cell table:style-name="odsStyleTableCell-94690adb88361d4ddf759fdae8fec4be" office:value-type="string">
            <text:p>AUSTRALIA</text:p>
          </table:table-cell>
          <table:table-cell table:style-name="odsStyleTableCell-94690adb88361d4ddf759fdae8fec4be" office:value-type="string">
            <text:p>DÓLAR</text:p>
          </table:table-cell>
          <table:table-cell table:style-name="odsStyleTableCell-94690adb88361d4ddf759fdae8fec4be" office:value-type="string">
            <text:p>AUD</text:p>
          </table:table-cell>
          <table:table-cell table:style-name="odsStyleTableCell-4168a5ee6a679aa30fbb2836fee85423" office:value-type="string">
            <text:p>4.46449</text:p>
          </table:table-cell>
          <table:table-cell table:style-name="odsStyleTableCell-4168a5ee6a679aa30fbb2836fee85423" office:value-type="string">
            <text:p>1.53657</text:p>
          </table:table-cell>
        </table:table-row>
        <table:table-row table:style-name="ro1">
          <table:table-cell table:style-name="odsStyleTableCell-94690adb88361d4ddf759fdae8fec4be" office:value-type="string">
            <text:p>BRASIL</text:p>
          </table:table-cell>
          <table:table-cell table:style-name="odsStyleTableCell-94690adb88361d4ddf759fdae8fec4be" office:value-type="string">
            <text:p>REAL</text:p>
          </table:table-cell>
          <table:table-cell table:style-name="odsStyleTableCell-94690adb88361d4ddf759fdae8fec4be" office:value-type="string">
            <text:p>BRL</text:p>
          </table:table-cell>
          <table:table-cell table:style-name="odsStyleTableCell-4168a5ee6a679aa30fbb2836fee85423" office:value-type="string">
            <text:p>1.38466</text:p>
          </table:table-cell>
          <table:table-cell table:style-name="odsStyleTableCell-4168a5ee6a679aa30fbb2836fee85423" office:value-type="string">
            <text:p>4.95430</text:p>
          </table:table-cell>
        </table:table-row>
        <table:table-row table:style-name="ro1">
          <table:table-cell table:style-name="odsStyleTableCell-94690adb88361d4ddf759fdae8fec4be" office:value-type="string">
            <text:p>CANADA</text:p>
          </table:table-cell>
          <table:table-cell table:style-name="odsStyleTableCell-94690adb88361d4ddf759fdae8fec4be" office:value-type="string">
            <text:p>DÓLAR</text:p>
          </table:table-cell>
          <table:table-cell table:style-name="odsStyleTableCell-94690adb88361d4ddf759fdae8fec4be" office:value-type="string">
            <text:p>CAD</text:p>
          </table:table-cell>
          <table:table-cell table:style-name="odsStyleTableCell-4168a5ee6a679aa30fbb2836fee85423" office:value-type="string">
            <text:p>5.05006</text:p>
          </table:table-cell>
          <table:table-cell table:style-name="odsStyleTableCell-4168a5ee6a679aa30fbb2836fee85423" office:value-type="string">
            <text:p>1.35840</text:p>
          </table:table-cell>
        </table:table-row>
        <table:table-row table:style-name="ro1">
          <table:table-cell table:style-name="odsStyleTableCell-94690adb88361d4ddf759fdae8fec4be" office:value-type="string">
            <text:p>CHILE</text:p>
          </table:table-cell>
          <table:table-cell table:style-name="odsStyleTableCell-94690adb88361d4ddf759fdae8fec4be" office:value-type="string">
            <text:p>PESO</text:p>
          </table:table-cell>
          <table:table-cell table:style-name="odsStyleTableCell-94690adb88361d4ddf759fdae8fec4be" office:value-type="string">
            <text:p>CLP</text:p>
          </table:table-cell>
          <table:table-cell table:style-name="odsStyleTableCell-4168a5ee6a679aa30fbb2836fee85423" office:value-type="string">
            <text:p>0.00700</text:p>
          </table:table-cell>
          <table:table-cell table:style-name="odsStyleTableCell-4168a5ee6a679aa30fbb2836fee85423" office:value-type="string">
            <text:p>980.13000</text:p>
          </table:table-cell>
        </table:table-row>
        <table:table-row table:style-name="ro1">
          <table:table-cell table:style-name="odsStyleTableCell-94690adb88361d4ddf759fdae8fec4be" office:value-type="string">
            <text:p>COLOMBIA</text:p>
          </table:table-cell>
          <table:table-cell table:style-name="odsStyleTableCell-94690adb88361d4ddf759fdae8fec4be" office:value-type="string">
            <text:p>PESO</text:p>
          </table:table-cell>
          <table:table-cell table:style-name="odsStyleTableCell-94690adb88361d4ddf759fdae8fec4be" office:value-type="string">
            <text:p>COP</text:p>
          </table:table-cell>
          <table:table-cell table:style-name="odsStyleTableCell-4168a5ee6a679aa30fbb2836fee85423" office:value-type="string">
            <text:p>0.00174</text:p>
          </table:table-cell>
          <table:table-cell table:style-name="odsStyleTableCell-4168a5ee6a679aa30fbb2836fee85423" office:value-type="string">
            <text:p>3,945.32000</text:p>
          </table:table-cell>
        </table:table-row>
        <table:table-row table:style-name="ro1">
          <table:table-cell table:style-name="odsStyleTableCell-94690adb88361d4ddf759fdae8fec4be" office:value-type="string">
            <text:p>COREA DEL SUR</text:p>
          </table:table-cell>
          <table:table-cell table:style-name="odsStyleTableCell-94690adb88361d4ddf759fdae8fec4be" office:value-type="string">
            <text:p>WON</text:p>
          </table:table-cell>
          <table:table-cell table:style-name="odsStyleTableCell-94690adb88361d4ddf759fdae8fec4be" office:value-type="string">
            <text:p>KRW</text:p>
          </table:table-cell>
          <table:table-cell table:style-name="odsStyleTableCell-4168a5ee6a679aa30fbb2836fee85423" office:value-type="string">
            <text:p>0.00514</text:p>
          </table:table-cell>
          <table:table-cell table:style-name="odsStyleTableCell-4168a5ee6a679aa30fbb2836fee85423" office:value-type="string">
            <text:p>1,334.49000</text:p>
          </table:table-cell>
        </table:table-row>
        <table:table-row table:style-name="ro1">
          <table:table-cell table:style-name="odsStyleTableCell-94690adb88361d4ddf759fdae8fec4be" office:value-type="string">
            <text:p>COSTA RICA</text:p>
          </table:table-cell>
          <table:table-cell table:style-name="odsStyleTableCell-94690adb88361d4ddf759fdae8fec4be" office:value-type="string">
            <text:p>COLON COSTARRICENSE</text:p>
          </table:table-cell>
          <table:table-cell table:style-name="odsStyleTableCell-94690adb88361d4ddf759fdae8fec4be" office:value-type="string">
            <text:p>CRC</text:p>
          </table:table-cell>
          <table:table-cell table:style-name="odsStyleTableCell-4168a5ee6a679aa30fbb2836fee85423" office:value-type="string">
            <text:p>0.01336</text:p>
          </table:table-cell>
          <table:table-cell table:style-name="odsStyleTableCell-4168a5ee6a679aa30fbb2836fee85423" office:value-type="string">
            <text:p>513.38000</text:p>
          </table:table-cell>
        </table:table-row>
        <table:table-row table:style-name="ro1">
          <table:table-cell table:style-name="odsStyleTableCell-94690adb88361d4ddf759fdae8fec4be" office:value-type="string">
            <text:p>REPUBLICA CHECA</text:p>
          </table:table-cell>
          <table:table-cell table:style-name="odsStyleTableCell-94690adb88361d4ddf759fdae8fec4be" office:value-type="string">
            <text:p>CORONA CHECA</text:p>
          </table:table-cell>
          <table:table-cell table:style-name="odsStyleTableCell-94690adb88361d4ddf759fdae8fec4be" office:value-type="string">
            <text:p>CZK</text:p>
          </table:table-cell>
          <table:table-cell table:style-name="odsStyleTableCell-4168a5ee6a679aa30fbb2836fee85423" office:value-type="string">
            <text:p>0.29388</text:p>
          </table:table-cell>
          <table:table-cell table:style-name="odsStyleTableCell-4168a5ee6a679aa30fbb2836fee85423" office:value-type="string">
            <text:p>23.34280</text:p>
          </table:table-cell>
        </table:table-row>
        <table:table-row table:style-name="ro1">
          <table:table-cell table:style-name="odsStyleTableCell-94690adb88361d4ddf759fdae8fec4be" office:value-type="string">
            <text:p>DINAMARCA</text:p>
          </table:table-cell>
          <table:table-cell table:style-name="odsStyleTableCell-94690adb88361d4ddf759fdae8fec4be" office:value-type="string">
            <text:p>CORONA</text:p>
          </table:table-cell>
          <table:table-cell table:style-name="odsStyleTableCell-94690adb88361d4ddf759fdae8fec4be" office:value-type="string">
            <text:p>DKK</text:p>
          </table:table-cell>
          <table:table-cell table:style-name="odsStyleTableCell-4168a5ee6a679aa30fbb2836fee85423" office:value-type="string">
            <text:p>0.99905</text:p>
          </table:table-cell>
          <table:table-cell table:style-name="odsStyleTableCell-4168a5ee6a679aa30fbb2836fee85423" office:value-type="string">
            <text:p>6.86650</text:p>
          </table:table-cell>
        </table:table-row>
        <table:table-row table:style-name="ro1">
          <table:table-cell table:style-name="odsStyleTableCell-94690adb88361d4ddf759fdae8fec4be" office:value-type="string">
            <text:p>ECUADOR</text:p>
          </table:table-cell>
          <table:table-cell table:style-name="odsStyleTableCell-94690adb88361d4ddf759fdae8fec4be" office:value-type="string">
            <text:p>DÓLAR</text:p>
          </table:table-cell>
          <table:table-cell table:style-name="odsStyleTableCell-94690adb88361d4ddf759fdae8fec4be" office:value-type="string">
            <text:p>USD</text:p>
          </table:table-cell>
          <table:table-cell table:style-name="odsStyleTableCell-4168a5ee6a679aa30fbb2836fee85423" office:value-type="string">
            <text:p>6.86000</text:p>
          </table:table-cell>
          <table:table-cell table:style-name="odsStyleTableCell-4168a5ee6a679aa30fbb2836fee85423" office:value-type="string">
            <text:p>1.00000</text:p>
          </table:table-cell>
        </table:table-row>
        <table:table-row table:style-name="ro1">
          <table:table-cell table:style-name="odsStyleTableCell-94690adb88361d4ddf759fdae8fec4be" office:value-type="string">
            <text:p>EMIRATOS ARABES</text:p>
          </table:table-cell>
          <table:table-cell table:style-name="odsStyleTableCell-94690adb88361d4ddf759fdae8fec4be" office:value-type="string">
            <text:p>DIRHAM</text:p>
          </table:table-cell>
          <table:table-cell table:style-name="odsStyleTableCell-94690adb88361d4ddf759fdae8fec4be" office:value-type="string">
            <text:p>AED</text:p>
          </table:table-cell>
          <table:table-cell table:style-name="odsStyleTableCell-4168a5ee6a679aa30fbb2836fee85423" office:value-type="string">
            <text:p>1.86773</text:p>
          </table:table-cell>
          <table:table-cell table:style-name="odsStyleTableCell-4168a5ee6a679aa30fbb2836fee85423" office:value-type="string">
            <text:p>3.67290</text:p>
          </table:table-cell>
        </table:table-row>
        <table:table-row table:style-name="ro1">
          <table:table-cell table:style-name="odsStyleTableCell-94690adb88361d4ddf759fdae8fec4be" office:value-type="string">
            <text:p>FILIPINAS</text:p>
          </table:table-cell>
          <table:table-cell table:style-name="odsStyleTableCell-94690adb88361d4ddf759fdae8fec4be" office:value-type="string">
            <text:p>PESO FILIPINO</text:p>
          </table:table-cell>
          <table:table-cell table:style-name="odsStyleTableCell-94690adb88361d4ddf759fdae8fec4be" office:value-type="string">
            <text:p>PHP</text:p>
          </table:table-cell>
          <table:table-cell table:style-name="odsStyleTableCell-4168a5ee6a679aa30fbb2836fee85423" office:value-type="string">
            <text:p>0.12256</text:p>
          </table:table-cell>
          <table:table-cell table:style-name="odsStyleTableCell-4168a5ee6a679aa30fbb2836fee85423" office:value-type="string">
            <text:p>55.97300</text:p>
          </table:table-cell>
        </table:table-row>
        <table:table-row table:style-name="ro1">
          <table:table-cell table:style-name="odsStyleTableCell-94690adb88361d4ddf759fdae8fec4be" office:value-type="string">
            <text:p>HAITÍ</text:p>
          </table:table-cell>
          <table:table-cell table:style-name="odsStyleTableCell-94690adb88361d4ddf759fdae8fec4be" office:value-type="string">
            <text:p>GOURDE</text:p>
          </table:table-cell>
          <table:table-cell table:style-name="odsStyleTableCell-94690adb88361d4ddf759fdae8fec4be" office:value-type="string">
            <text:p>HTG</text:p>
          </table:table-cell>
          <table:table-cell table:style-name="odsStyleTableCell-4168a5ee6a679aa30fbb2836fee85423" office:value-type="string">
            <text:p>0.05202</text:p>
          </table:table-cell>
          <table:table-cell table:style-name="odsStyleTableCell-4168a5ee6a679aa30fbb2836fee85423" office:value-type="string">
            <text:p>131.87630</text:p>
          </table:table-cell>
        </table:table-row>
        <table:table-row table:style-name="ro1">
          <table:table-cell table:style-name="odsStyleTableCell-94690adb88361d4ddf759fdae8fec4be" office:value-type="string">
            <text:p>HONG KONG</text:p>
          </table:table-cell>
          <table:table-cell table:style-name="odsStyleTableCell-94690adb88361d4ddf759fdae8fec4be" office:value-type="string">
            <text:p>DÓLAR</text:p>
          </table:table-cell>
          <table:table-cell table:style-name="odsStyleTableCell-94690adb88361d4ddf759fdae8fec4be" office:value-type="string">
            <text:p>HKD</text:p>
          </table:table-cell>
          <table:table-cell table:style-name="odsStyleTableCell-4168a5ee6a679aa30fbb2836fee85423" office:value-type="string">
            <text:p>0.87682</text:p>
          </table:table-cell>
          <table:table-cell table:style-name="odsStyleTableCell-4168a5ee6a679aa30fbb2836fee85423" office:value-type="string">
            <text:p>7.82370</text:p>
          </table:table-cell>
        </table:table-row>
        <table:table-row table:style-name="ro1">
          <table:table-cell table:style-name="odsStyleTableCell-94690adb88361d4ddf759fdae8fec4be" office:value-type="string">
            <text:p>INDIA</text:p>
          </table:table-cell>
          <table:table-cell table:style-name="odsStyleTableCell-94690adb88361d4ddf759fdae8fec4be" office:value-type="string">
            <text:p>RUPIA</text:p>
          </table:table-cell>
          <table:table-cell table:style-name="odsStyleTableCell-94690adb88361d4ddf759fdae8fec4be" office:value-type="string">
            <text:p>INR</text:p>
          </table:table-cell>
          <table:table-cell table:style-name="odsStyleTableCell-4168a5ee6a679aa30fbb2836fee85423" office:value-type="string">
            <text:p>0.08276</text:p>
          </table:table-cell>
          <table:table-cell table:style-name="odsStyleTableCell-4168a5ee6a679aa30fbb2836fee85423" office:value-type="string">
            <text:p>82.89380</text:p>
          </table:table-cell>
        </table:table-row>
        <table:table-row table:style-name="ro1">
          <table:table-cell table:style-name="odsStyleTableCell-94690adb88361d4ddf759fdae8fec4be" office:value-type="string">
            <text:p>INDONESIA</text:p>
          </table:table-cell>
          <table:table-cell table:style-name="odsStyleTableCell-94690adb88361d4ddf759fdae8fec4be" office:value-type="string">
            <text:p>RUPIA INDONESIA</text:p>
          </table:table-cell>
          <table:table-cell table:style-name="odsStyleTableCell-94690adb88361d4ddf759fdae8fec4be" office:value-type="string">
            <text:p>IDR</text:p>
          </table:table-cell>
          <table:table-cell table:style-name="odsStyleTableCell-4168a5ee6a679aa30fbb2836fee85423" office:value-type="string">
            <text:p>0.00044</text:p>
          </table:table-cell>
          <table:table-cell table:style-name="odsStyleTableCell-4168a5ee6a679aa30fbb2836fee85423" office:value-type="string">
            <text:p>15,769.00000</text:p>
          </table:table-cell>
        </table:table-row>
        <table:table-row table:style-name="ro1">
          <table:table-cell table:style-name="odsStyleTableCell-94690adb88361d4ddf759fdae8fec4be" office:value-type="string">
            <text:p>ISRAEL</text:p>
          </table:table-cell>
          <table:table-cell table:style-name="odsStyleTableCell-94690adb88361d4ddf759fdae8fec4be" office:value-type="string">
            <text:p>NUEVO SÉQUEL</text:p>
          </table:table-cell>
          <table:table-cell table:style-name="odsStyleTableCell-94690adb88361d4ddf759fdae8fec4be" office:value-type="string">
            <text:p>ILS</text:p>
          </table:table-cell>
          <table:table-cell table:style-name="odsStyleTableCell-4168a5ee6a679aa30fbb2836fee85423" office:value-type="string">
            <text:p>1.90985</text:p>
          </table:table-cell>
          <table:table-cell table:style-name="odsStyleTableCell-4168a5ee6a679aa30fbb2836fee85423" office:value-type="string">
            <text:p>3.59190</text:p>
          </table:table-cell>
        </table:table-row>
        <table:table-row table:style-name="ro1">
          <table:table-cell table:style-name="odsStyleTableCell-94690adb88361d4ddf759fdae8fec4be" office:value-type="string">
            <text:p>MALASIA</text:p>
          </table:table-cell>
          <table:table-cell table:style-name="odsStyleTableCell-94690adb88361d4ddf759fdae8fec4be" office:value-type="string">
            <text:p>RINGGIT MALAYO</text:p>
          </table:table-cell>
          <table:table-cell table:style-name="odsStyleTableCell-94690adb88361d4ddf759fdae8fec4be" office:value-type="string">
            <text:p>MYR</text:p>
          </table:table-cell>
          <table:table-cell table:style-name="odsStyleTableCell-4168a5ee6a679aa30fbb2836fee85423" office:value-type="string">
            <text:p>1.44869</text:p>
          </table:table-cell>
          <table:table-cell table:style-name="odsStyleTableCell-4168a5ee6a679aa30fbb2836fee85423" office:value-type="string">
            <text:p>4.73530</text:p>
          </table:table-cell>
        </table:table-row>
        <table:table-row table:style-name="ro1">
          <table:table-cell table:style-name="odsStyleTableCell-94690adb88361d4ddf759fdae8fec4be" office:value-type="string">
            <text:p>MEXICO</text:p>
          </table:table-cell>
          <table:table-cell table:style-name="odsStyleTableCell-94690adb88361d4ddf759fdae8fec4be" office:value-type="string">
            <text:p>PESO</text:p>
          </table:table-cell>
          <table:table-cell table:style-name="odsStyleTableCell-94690adb88361d4ddf759fdae8fec4be" office:value-type="string">
            <text:p>MXN</text:p>
          </table:table-cell>
          <table:table-cell table:style-name="odsStyleTableCell-4168a5ee6a679aa30fbb2836fee85423" office:value-type="string">
            <text:p>0.40482</text:p>
          </table:table-cell>
          <table:table-cell table:style-name="odsStyleTableCell-4168a5ee6a679aa30fbb2836fee85423" office:value-type="string">
            <text:p>16.94580</text:p>
          </table:table-cell>
        </table:table-row>
        <table:table-row table:style-name="ro1">
          <table:table-cell table:style-name="odsStyleTableCell-94690adb88361d4ddf759fdae8fec4be" office:value-type="string">
            <text:p>NORUEGA</text:p>
          </table:table-cell>
          <table:table-cell table:style-name="odsStyleTableCell-94690adb88361d4ddf759fdae8fec4be" office:value-type="string">
            <text:p>CORONA</text:p>
          </table:table-cell>
          <table:table-cell table:style-name="odsStyleTableCell-94690adb88361d4ddf759fdae8fec4be" office:value-type="string">
            <text:p>NOK</text:p>
          </table:table-cell>
          <table:table-cell table:style-name="odsStyleTableCell-4168a5ee6a679aa30fbb2836fee85423" office:value-type="string">
            <text:p>0.64928</text:p>
          </table:table-cell>
          <table:table-cell table:style-name="odsStyleTableCell-4168a5ee6a679aa30fbb2836fee85423" office:value-type="string">
            <text:p>10.56560</text:p>
          </table:table-cell>
        </table:table-row>
        <table:table-row table:style-name="ro1">
          <table:table-cell table:style-name="odsStyleTableCell-94690adb88361d4ddf759fdae8fec4be" office:value-type="string">
            <text:p>PANAMÁ</text:p>
          </table:table-cell>
          <table:table-cell table:style-name="odsStyleTableCell-94690adb88361d4ddf759fdae8fec4be" office:value-type="string">
            <text:p>BALBOA</text:p>
          </table:table-cell>
          <table:table-cell table:style-name="odsStyleTableCell-94690adb88361d4ddf759fdae8fec4be" office:value-type="string">
            <text:p>PAB</text:p>
          </table:table-cell>
          <table:table-cell table:style-name="odsStyleTableCell-4168a5ee6a679aa30fbb2836fee85423" office:value-type="string">
            <text:p>6.86000</text:p>
          </table:table-cell>
          <table:table-cell table:style-name="odsStyleTableCell-4168a5ee6a679aa30fbb2836fee85423" office:value-type="string">
            <text:p>1.00000</text:p>
          </table:table-cell>
        </table:table-row>
        <table:table-row table:style-name="ro1">
          <table:table-cell table:style-name="odsStyleTableCell-94690adb88361d4ddf759fdae8fec4be" office:value-type="string">
            <text:p>PARAGUAY</text:p>
          </table:table-cell>
          <table:table-cell table:style-name="odsStyleTableCell-94690adb88361d4ddf759fdae8fec4be" office:value-type="string">
            <text:p>GUARANI</text:p>
          </table:table-cell>
          <table:table-cell table:style-name="odsStyleTableCell-94690adb88361d4ddf759fdae8fec4be" office:value-type="string">
            <text:p>PYG</text:p>
          </table:table-cell>
          <table:table-cell table:style-name="odsStyleTableCell-4168a5ee6a679aa30fbb2836fee85423" office:value-type="string">
            <text:p>0.00094</text:p>
          </table:table-cell>
          <table:table-cell table:style-name="odsStyleTableCell-4168a5ee6a679aa30fbb2836fee85423" office:value-type="string">
            <text:p>7,287.20000</text:p>
          </table:table-cell>
        </table:table-row>
        <table:table-row table:style-name="ro1">
          <table:table-cell table:style-name="odsStyleTableCell-94690adb88361d4ddf759fdae8fec4be" office:value-type="string">
            <text:p>PERU</text:p>
          </table:table-cell>
          <table:table-cell table:style-name="odsStyleTableCell-94690adb88361d4ddf759fdae8fec4be" office:value-type="string">
            <text:p>NUEVO SOL</text:p>
          </table:table-cell>
          <table:table-cell table:style-name="odsStyleTableCell-94690adb88361d4ddf759fdae8fec4be" office:value-type="string">
            <text:p>PEN</text:p>
          </table:table-cell>
          <table:table-cell table:style-name="odsStyleTableCell-4168a5ee6a679aa30fbb2836fee85423" office:value-type="string">
            <text:p>1.83119</text:p>
          </table:table-cell>
          <table:table-cell table:style-name="odsStyleTableCell-4168a5ee6a679aa30fbb2836fee85423" office:value-type="string">
            <text:p>3.74620</text:p>
          </table:table-cell>
        </table:table-row>
        <table:table-row table:style-name="ro1">
          <table:table-cell table:style-name="odsStyleTableCell-94690adb88361d4ddf759fdae8fec4be" office:value-type="string">
            <text:p>REINO UNIDO</text:p>
          </table:table-cell>
          <table:table-cell table:style-name="odsStyleTableCell-94690adb88361d4ddf759fdae8fec4be" office:value-type="string">
            <text:p>LIBRA</text:p>
          </table:table-cell>
          <table:table-cell table:style-name="odsStyleTableCell-94690adb88361d4ddf759fdae8fec4be" office:value-type="string">
            <text:p>GBP</text:p>
          </table:table-cell>
          <table:table-cell table:style-name="odsStyleTableCell-4168a5ee6a679aa30fbb2836fee85423" office:value-type="string">
            <text:p>8.71698</text:p>
          </table:table-cell>
          <table:table-cell table:style-name="odsStyleTableCell-4168a5ee6a679aa30fbb2836fee85423" office:value-type="string">
            <text:p>0.78697</text:p>
          </table:table-cell>
        </table:table-row>
        <table:table-row table:style-name="ro1">
          <table:table-cell table:style-name="odsStyleTableCell-94690adb88361d4ddf759fdae8fec4be" office:value-type="string">
            <text:p>REPÚBLICA DOMINICANA</text:p>
          </table:table-cell>
          <table:table-cell table:style-name="odsStyleTableCell-94690adb88361d4ddf759fdae8fec4be" office:value-type="string">
            <text:p>PESO DOMINICANO</text:p>
          </table:table-cell>
          <table:table-cell table:style-name="odsStyleTableCell-94690adb88361d4ddf759fdae8fec4be" office:value-type="string">
            <text:p>DOP</text:p>
          </table:table-cell>
          <table:table-cell table:style-name="odsStyleTableCell-4168a5ee6a679aa30fbb2836fee85423" office:value-type="string">
            <text:p>0.11658</text:p>
          </table:table-cell>
          <table:table-cell table:style-name="odsStyleTableCell-4168a5ee6a679aa30fbb2836fee85423" office:value-type="string">
            <text:p>58.84300</text:p>
          </table:table-cell>
        </table:table-row>
        <table:table-row table:style-name="ro1">
          <table:table-cell table:style-name="odsStyleTableCell-94690adb88361d4ddf759fdae8fec4be" office:value-type="string">
            <text:p>REP.POPULAR CHINA</text:p>
          </table:table-cell>
          <table:table-cell table:style-name="odsStyleTableCell-94690adb88361d4ddf759fdae8fec4be" office:value-type="string">
            <text:p>YUAN RENMINBI OFFSHORE</text:p>
          </table:table-cell>
          <table:table-cell table:style-name="odsStyleTableCell-94690adb88361d4ddf759fdae8fec4be" office:value-type="string">
            <text:p>CNH</text:p>
          </table:table-cell>
          <table:table-cell table:style-name="odsStyleTableCell-4168a5ee6a679aa30fbb2836fee85423" office:value-type="string">
            <text:p>0.95115</text:p>
          </table:table-cell>
          <table:table-cell table:style-name="odsStyleTableCell-4168a5ee6a679aa30fbb2836fee85423" office:value-type="string">
            <text:p>7.21230</text:p>
          </table:table-cell>
        </table:table-row>
        <table:table-row table:style-name="ro1">
          <table:table-cell table:style-name="odsStyleTableCell-94690adb88361d4ddf759fdae8fec4be" office:value-type="string">
            <text:p>RUSIA</text:p>
          </table:table-cell>
          <table:table-cell table:style-name="odsStyleTableCell-94690adb88361d4ddf759fdae8fec4be" office:value-type="string">
            <text:p>RUBLO RUSO</text:p>
          </table:table-cell>
          <table:table-cell table:style-name="odsStyleTableCell-94690adb88361d4ddf759fdae8fec4be" office:value-type="string">
            <text:p>RUB</text:p>
          </table:table-cell>
          <table:table-cell table:style-name="odsStyleTableCell-4168a5ee6a679aa30fbb2836fee85423" office:value-type="string">
            <text:p>0.07549</text:p>
          </table:table-cell>
          <table:table-cell table:style-name="odsStyleTableCell-4168a5ee6a679aa30fbb2836fee85423" office:value-type="string">
            <text:p>90.87820</text:p>
          </table:table-cell>
        </table:table-row>
        <table:table-row table:style-name="ro1">
          <table:table-cell table:style-name="odsStyleTableCell-94690adb88361d4ddf759fdae8fec4be" office:value-type="string">
            <text:p>SINGAPUR</text:p>
          </table:table-cell>
          <table:table-cell table:style-name="odsStyleTableCell-94690adb88361d4ddf759fdae8fec4be" office:value-type="string">
            <text:p>DÓLAR</text:p>
          </table:table-cell>
          <table:table-cell table:style-name="odsStyleTableCell-94690adb88361d4ddf759fdae8fec4be" office:value-type="string">
            <text:p>SGD</text:p>
          </table:table-cell>
          <table:table-cell table:style-name="odsStyleTableCell-4168a5ee6a679aa30fbb2836fee85423" office:value-type="string">
            <text:p>5.10911</text:p>
          </table:table-cell>
          <table:table-cell table:style-name="odsStyleTableCell-4168a5ee6a679aa30fbb2836fee85423" office:value-type="string">
            <text:p>1.34270</text:p>
          </table:table-cell>
        </table:table-row>
        <table:table-row table:style-name="ro1">
          <table:table-cell table:style-name="odsStyleTableCell-94690adb88361d4ddf759fdae8fec4be" office:value-type="string">
            <text:p>SUDÁFRICA</text:p>
          </table:table-cell>
          <table:table-cell table:style-name="odsStyleTableCell-94690adb88361d4ddf759fdae8fec4be" office:value-type="string">
            <text:p>RAND</text:p>
          </table:table-cell>
          <table:table-cell table:style-name="odsStyleTableCell-94690adb88361d4ddf759fdae8fec4be" office:value-type="string">
            <text:p>ZAR</text:p>
          </table:table-cell>
          <table:table-cell table:style-name="odsStyleTableCell-4168a5ee6a679aa30fbb2836fee85423" office:value-type="string">
            <text:p>0.36151</text:p>
          </table:table-cell>
          <table:table-cell table:style-name="odsStyleTableCell-4168a5ee6a679aa30fbb2836fee85423" office:value-type="string">
            <text:p>18.97600</text:p>
          </table:table-cell>
        </table:table-row>
        <table:table-row table:style-name="ro1">
          <table:table-cell table:style-name="odsStyleTableCell-94690adb88361d4ddf759fdae8fec4be" office:value-type="string">
            <text:p>SUECIA</text:p>
          </table:table-cell>
          <table:table-cell table:style-name="odsStyleTableCell-94690adb88361d4ddf759fdae8fec4be" office:value-type="string">
            <text:p>CORONA</text:p>
          </table:table-cell>
          <table:table-cell table:style-name="odsStyleTableCell-94690adb88361d4ddf759fdae8fec4be" office:value-type="string">
            <text:p>SEK</text:p>
          </table:table-cell>
          <table:table-cell table:style-name="odsStyleTableCell-4168a5ee6a679aa30fbb2836fee85423" office:value-type="string">
            <text:p>0.66071</text:p>
          </table:table-cell>
          <table:table-cell table:style-name="odsStyleTableCell-4168a5ee6a679aa30fbb2836fee85423" office:value-type="string">
            <text:p>10.38280</text:p>
          </table:table-cell>
        </table:table-row>
        <table:table-row table:style-name="ro1">
          <table:table-cell table:style-name="odsStyleTableCell-94690adb88361d4ddf759fdae8fec4be" office:value-type="string">
            <text:p>SUIZA</text:p>
          </table:table-cell>
          <table:table-cell table:style-name="odsStyleTableCell-94690adb88361d4ddf759fdae8fec4be" office:value-type="string">
            <text:p>FRANCO</text:p>
          </table:table-cell>
          <table:table-cell table:style-name="odsStyleTableCell-94690adb88361d4ddf759fdae8fec4be" office:value-type="string">
            <text:p>CHF</text:p>
          </table:table-cell>
          <table:table-cell table:style-name="odsStyleTableCell-4168a5ee6a679aa30fbb2836fee85423" office:value-type="string">
            <text:p>7.76282</text:p>
          </table:table-cell>
          <table:table-cell table:style-name="odsStyleTableCell-4168a5ee6a679aa30fbb2836fee85423" office:value-type="string">
            <text:p>0.88370</text:p>
          </table:table-cell>
        </table:table-row>
        <table:table-row table:style-name="ro1">
          <table:table-cell table:style-name="odsStyleTableCell-94690adb88361d4ddf759fdae8fec4be" office:value-type="string">
            <text:p>TAILANDIA</text:p>
          </table:table-cell>
          <table:table-cell table:style-name="odsStyleTableCell-94690adb88361d4ddf759fdae8fec4be" office:value-type="string">
            <text:p>THAI BAHT</text:p>
          </table:table-cell>
          <table:table-cell table:style-name="odsStyleTableCell-94690adb88361d4ddf759fdae8fec4be" office:value-type="string">
            <text:p>THB</text:p>
          </table:table-cell>
          <table:table-cell table:style-name="odsStyleTableCell-4168a5ee6a679aa30fbb2836fee85423" office:value-type="string">
            <text:p>0.19164</text:p>
          </table:table-cell>
          <table:table-cell table:style-name="odsStyleTableCell-4168a5ee6a679aa30fbb2836fee85423" office:value-type="string">
            <text:p>35.79600</text:p>
          </table:table-cell>
        </table:table-row>
        <table:table-row table:style-name="ro1">
          <table:table-cell table:style-name="odsStyleTableCell-94690adb88361d4ddf759fdae8fec4be" office:value-type="string">
            <text:p>TAIWAN</text:p>
          </table:table-cell>
          <table:table-cell table:style-name="odsStyleTableCell-94690adb88361d4ddf759fdae8fec4be" office:value-type="string">
            <text:p>DÓLAR</text:p>
          </table:table-cell>
          <table:table-cell table:style-name="odsStyleTableCell-94690adb88361d4ddf759fdae8fec4be" office:value-type="string">
            <text:p>TWD</text:p>
          </table:table-cell>
          <table:table-cell table:style-name="odsStyleTableCell-4168a5ee6a679aa30fbb2836fee85423" office:value-type="string">
            <text:p>0.21725</text:p>
          </table:table-cell>
          <table:table-cell table:style-name="odsStyleTableCell-4168a5ee6a679aa30fbb2836fee85423" office:value-type="string">
            <text:p>31.57700</text:p>
          </table:table-cell>
        </table:table-row>
        <table:table-row table:style-name="ro1">
          <table:table-cell table:style-name="odsStyleTableCell-94690adb88361d4ddf759fdae8fec4be" office:value-type="string">
            <text:p>TÚNEZ</text:p>
          </table:table-cell>
          <table:table-cell table:style-name="odsStyleTableCell-94690adb88361d4ddf759fdae8fec4be" office:value-type="string">
            <text:p>DINAR TUNECINO</text:p>
          </table:table-cell>
          <table:table-cell table:style-name="odsStyleTableCell-94690adb88361d4ddf759fdae8fec4be" office:value-type="string">
            <text:p>TND</text:p>
          </table:table-cell>
          <table:table-cell table:style-name="odsStyleTableCell-4168a5ee6a679aa30fbb2836fee85423" office:value-type="string">
            <text:p>2.20281</text:p>
          </table:table-cell>
          <table:table-cell table:style-name="odsStyleTableCell-4168a5ee6a679aa30fbb2836fee85423" office:value-type="string">
            <text:p>3.11420</text:p>
          </table:table-cell>
        </table:table-row>
        <table:table-row table:style-name="ro1">
          <table:table-cell table:style-name="odsStyleTableCell-94690adb88361d4ddf759fdae8fec4be" office:value-type="string">
            <text:p>TURQUÍA</text:p>
          </table:table-cell>
          <table:table-cell table:style-name="odsStyleTableCell-94690adb88361d4ddf759fdae8fec4be" office:value-type="string">
            <text:p>LIRA TURCA</text:p>
          </table:table-cell>
          <table:table-cell table:style-name="odsStyleTableCell-94690adb88361d4ddf759fdae8fec4be" office:value-type="string">
            <text:p>TRY</text:p>
          </table:table-cell>
          <table:table-cell table:style-name="odsStyleTableCell-4168a5ee6a679aa30fbb2836fee85423" office:value-type="string">
            <text:p>0.21712</text:p>
          </table:table-cell>
          <table:table-cell table:style-name="odsStyleTableCell-4168a5ee6a679aa30fbb2836fee85423" office:value-type="string">
            <text:p>31.59610</text:p>
          </table:table-cell>
        </table:table-row>
        <table:table-row table:style-name="ro1">
          <table:table-cell table:style-name="odsStyleTableCell-94690adb88361d4ddf759fdae8fec4be" office:value-type="string">
            <text:p>URUGUAY</text:p>
          </table:table-cell>
          <table:table-cell table:style-name="odsStyleTableCell-94690adb88361d4ddf759fdae8fec4be" office:value-type="string">
            <text:p>PESO</text:p>
          </table:table-cell>
          <table:table-cell table:style-name="odsStyleTableCell-94690adb88361d4ddf759fdae8fec4be" office:value-type="string">
            <text:p>UYU</text:p>
          </table:table-cell>
          <table:table-cell table:style-name="odsStyleTableCell-4168a5ee6a679aa30fbb2836fee85423" office:value-type="string">
            <text:p>0.17570</text:p>
          </table:table-cell>
          <table:table-cell table:style-name="odsStyleTableCell-4168a5ee6a679aa30fbb2836fee85423" office:value-type="string">
            <text:p>39.04400</text:p>
          </table:table-cell>
        </table:table-row>
        <table:table-row table:style-name="ro1">
          <table:table-cell table:style-name="odsStyleTableCell-94690adb88361d4ddf759fdae8fec4be" office:value-type="string">
            <text:p>VENEZUELA</text:p>
          </table:table-cell>
          <table:table-cell table:style-name="odsStyleTableCell-94690adb88361d4ddf759fdae8fec4be" office:value-type="string">
            <text:p>BOLIVAR DIGITAL</text:p>
          </table:table-cell>
          <table:table-cell table:style-name="odsStyleTableCell-94690adb88361d4ddf759fdae8fec4be" office:value-type="string">
            <text:p>VES</text:p>
          </table:table-cell>
          <table:table-cell table:style-name="odsStyleTableCell-4168a5ee6a679aa30fbb2836fee85423" office:value-type="string">
            <text:p>0.19027</text:p>
          </table:table-cell>
          <table:table-cell table:style-name="odsStyleTableCell-4168a5ee6a679aa30fbb2836fee85423" office:value-type="string">
            <text:p>36.05460</text:p>
          </table:table-cell>
        </table:table-row>
        <table:table-row table:style-name="ro1">
          <table:table-cell table:style-name="odsStyleTableCell-94690adb88361d4ddf759fdae8fec4be" office:value-type="string">
            <text:p>VIETNAM</text:p>
          </table:table-cell>
          <table:table-cell table:style-name="odsStyleTableCell-94690adb88361d4ddf759fdae8fec4be" office:value-type="string">
            <text:p>DONG</text:p>
          </table:table-cell>
          <table:table-cell table:style-name="odsStyleTableCell-94690adb88361d4ddf759fdae8fec4be" office:value-type="string">
            <text:p>VND</text:p>
          </table:table-cell>
          <table:table-cell table:style-name="odsStyleTableCell-4168a5ee6a679aa30fbb2836fee85423" office:value-type="string">
            <text:p>0.00028</text:p>
          </table:table-cell>
          <table:table-cell table:style-name="odsStyleTableCell-4168a5ee6a679aa30fbb2836fee85423" office:value-type="string">
            <text:p>24,693.30000</text:p>
          </table:table-cell>
        </table:table-row>
        <table:table-row table:style-name="ro1">
          <table:table-cell table:style-name="odsStyleTableCell-94690adb88361d4ddf759fdae8fec4be" office:value-type="string">
            <text:p/>
          </table:table-cell>
          <table:table-cell table:style-name="odsStyleTableCell-94690adb88361d4ddf759fdae8fec4be" office:value-type="string">
            <text:p>DERECHO ESPECIAL DE GIRO</text:p>
          </table:table-cell>
          <table:table-cell table:style-name="odsStyleTableCell-94690adb88361d4ddf759fdae8fec4be" office:value-type="string">
            <text:p>USD/D.E.G.</text:p>
          </table:table-cell>
          <table:table-cell table:style-name="odsStyleTableCell-4168a5ee6a679aa30fbb2836fee85423" office:value-type="string">
            <text:p/>
          </table:table-cell>
          <table:table-cell table:style-name="odsStyleTableCell-4168a5ee6a679aa30fbb2836fee85423" office:value-type="string">
            <text:p>1.32804</text:p>
          </table:table-cell>
        </table:table-row>
        <table:table-row table:style-name="ro1">
          <table:table-cell table:style-name="odsStyleTableCell-94690adb88361d4ddf759fdae8fec4be" office:value-type="string">
            <text:p/>
          </table:table-cell>
          <table:table-cell table:style-name="odsStyleTableCell-94690adb88361d4ddf759fdae8fec4be" office:value-type="string">
            <text:p>UNIDAD DE FOMENTO DE VIVIENDA</text:p>
          </table:table-cell>
          <table:table-cell table:style-name="odsStyleTableCell-94690adb88361d4ddf759fdae8fec4be" office:value-type="string">
            <text:p>Bs/UFV</text:p>
          </table:table-cell>
          <table:table-cell table:style-name="odsStyleTableCell-4168a5ee6a679aa30fbb2836fee85423" office:value-type="string">
            <text:p/>
          </table:table-cell>
          <table:table-cell table:style-name="odsStyleTableCell-4168a5ee6a679aa30fbb2836fee85423" office:value-type="string">
            <text:p>2.48317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3935cef826c95079f38f7723326fbcfb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3e6f1ce1c3509e3dbce79b6cfcda307f" office:value-type="string">
            <text:p> </text:p>
          </table:table-cell>
          <table:table-cell table:style-name="odsStyleTableCell-3e6f1ce1c3509e3dbce79b6cfcda307f" office:value-type="string">
            <text:p>UNIDAD MONETARIA</text:p>
          </table:table-cell>
          <table:table-cell table:style-name="odsStyleTableCell-3e6f1ce1c3509e3dbce79b6cfcda307f" office:value-type="string">
            <text:p>MONEDA</text:p>
          </table:table-cell>
          <table:table-cell table:style-name="odsStyleTableCell-3e6f1ce1c3509e3dbce79b6cfcda307f" office:value-type="string">
            <text:p>TIPO DE CAMBIO EN M.E.</text:p>
          </table:table-cell>
        </table:table-row>
        <table:table-row table:style-name="ro1">
          <table:table-cell table:style-name="odsStyleTableCell-94690adb88361d4ddf759fdae8fec4be" office:value-type="string">
            <text:p>ORO</text:p>
          </table:table-cell>
          <table:table-cell table:style-name="odsStyleTableCell-94690adb88361d4ddf759fdae8fec4be" office:value-type="string">
            <text:p>ONZA TROY ORO</text:p>
          </table:table-cell>
          <table:table-cell table:style-name="odsStyleTableCell-94690adb88361d4ddf759fdae8fec4be" office:value-type="string">
            <text:p>USD./O.T.F.</text:p>
          </table:table-cell>
          <table:table-cell table:style-name="odsStyleTableCell-4168a5ee6a679aa30fbb2836fee85423" office:value-type="string">
            <text:p>2,133.29000</text:p>
          </table:table-cell>
        </table:table-row>
        <table:table-row table:style-name="ro1">
          <table:table-cell table:style-name="odsStyleTableCell-94690adb88361d4ddf759fdae8fec4be" office:value-type="string">
            <text:p>PLATA</text:p>
          </table:table-cell>
          <table:table-cell table:style-name="odsStyleTableCell-94690adb88361d4ddf759fdae8fec4be" office:value-type="string">
            <text:p>ONZA TROY PLATA</text:p>
          </table:table-cell>
          <table:table-cell table:style-name="odsStyleTableCell-94690adb88361d4ddf759fdae8fec4be" office:value-type="string">
            <text:p>USD./O.T.F.</text:p>
          </table:table-cell>
          <table:table-cell table:style-name="odsStyleTableCell-4168a5ee6a679aa30fbb2836fee85423" office:value-type="string">
            <text:p>23.726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3935cef826c95079f38f7723326fbcfb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3e6f1ce1c3509e3dbce79b6cfcda307f" office:value-type="string">
            <text:p> </text:p>
          </table:table-cell>
          <table:table-cell table:style-name="odsStyleTableCell-3e6f1ce1c3509e3dbce79b6cfcda307f" office:value-type="string">
            <text:p>1 MES</text:p>
          </table:table-cell>
          <table:table-cell table:style-name="odsStyleTableCell-3e6f1ce1c3509e3dbce79b6cfcda307f" office:value-type="string">
            <text:p>3 MESES</text:p>
          </table:table-cell>
          <table:table-cell table:style-name="odsStyleTableCell-3e6f1ce1c3509e3dbce79b6cfcda307f" office:value-type="string">
            <text:p>6 MESES</text:p>
          </table:table-cell>
        </table:table-row>
        <table:table-row table:style-name="ro1">
          <table:table-cell table:style-name="odsStyleTableCell-51fecc938f2bd00f511ddf74a4da6d62" office:value-type="string">
            <text:p>TASA LIBOR(USD)</text:p>
          </table:table-cell>
          <table:table-cell table:style-name="odsStyleTableCell-4168a5ee6a679aa30fbb2836fee85423" office:value-type="string">
            <text:p>5.44</text:p>
          </table:table-cell>
          <table:table-cell table:style-name="odsStyleTableCell-4168a5ee6a679aa30fbb2836fee85423" office:value-type="string">
            <text:p>5.59</text:p>
          </table:table-cell>
          <table:table-cell table:style-name="odsStyleTableCell-4168a5ee6a679aa30fbb2836fee85423" office:value-type="string">
            <text:p>5.6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4690adb88361d4ddf759fdae8fec4be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31</meta:creation-date>
    <meta:generator>ods générator</meta:generator>
    <dc:date>2024-10-18T20:18:31</dc:date>
    <meta:editing-duration>PT1S</meta:editing-duration>
    <meta:editing-cycles>1</meta:editing-cycles>
    <meta:document-statistic meta:table-count="1" meta:cell-count="4" meta:object-count="0"/>
  </office:meta>
</office:document-meta>
</file>